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it" fo:country="IT" officeooo:rsid="0010fbde" officeooo:paragraph-rsid="00136ff5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officeooo:rsid="00341276" officeooo:paragraph-rsid="00341276" style:font-size-asian="10.5pt" style:font-size-complex="10.5pt"/>
    </style:style>
    <style:style style:name="P4" style:family="paragraph" style:parent-style-name="Text_20_body">
      <style:text-properties fo:font-size="10pt" officeooo:rsid="003e41c2" officeooo:paragraph-rsid="003e41c2" style:font-size-asian="10pt" style:font-size-complex="10pt"/>
    </style:style>
    <style:style style:name="P5" style:family="paragraph" style:parent-style-name="Text_20_body">
      <style:text-properties fo:font-size="10pt" fo:font-style="normal" fo:font-weight="normal" officeooo:rsid="00436b7e" officeooo:paragraph-rsid="00436b7e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fo:font-size="10pt" fo:font-style="normal" fo:font-weight="normal" officeooo:rsid="0044f6a2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fo:font-size="10pt" fo:font-style="normal" fo:font-weight="normal" officeooo:rsid="0044f6a2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officeooo:rsid="003fe9be" officeooo:paragraph-rsid="003fe9be"/>
    </style:style>
    <style:style style:name="P9" style:family="paragraph" style:parent-style-name="Text_20_body">
      <style:text-properties officeooo:rsid="00436b7e" officeooo:paragraph-rsid="00436b7e"/>
    </style:style>
    <style:style style:name="P10" style:family="paragraph" style:parent-style-name="Text_20_body">
      <style:text-properties officeooo:rsid="0040cf78" officeooo:paragraph-rsid="0044f6a2"/>
    </style:style>
    <style:style style:name="P11" style:family="paragraph" style:parent-style-name="Text_20_body">
      <style:text-properties style:font-name="DejaVu Sans" officeooo:rsid="00354f0f" officeooo:paragraph-rsid="005343aa"/>
    </style:style>
    <style:style style:name="P12" style:family="paragraph" style:parent-style-name="Text_20_body">
      <style:paragraph-properties fo:text-align="start" style:justify-single-word="false"/>
      <style:text-properties officeooo:paragraph-rsid="0052795b"/>
    </style:style>
    <style:style style:name="P13" style:family="paragraph" style:parent-style-name="Table_20_Contents">
      <style:paragraph-properties fo:text-align="justify" style:justify-single-word="false"/>
      <style:text-properties style:font-name="DejaVu Sans" fo:font-size="10pt" officeooo:rsid="00354f0f" officeooo:paragraph-rsid="0052795b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DejaVu Sans" fo:font-size="10pt" officeooo:rsid="0036535d" officeooo:paragraph-rsid="0052795b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DejaVu Sans" fo:font-size="10pt" officeooo:paragraph-rsid="0052795b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10pt" officeooo:rsid="00391b38" officeooo:paragraph-rsid="0052795b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DejaVu Sans" fo:font-size="10pt" officeooo:rsid="0039dca7" officeooo:paragraph-rsid="0052795b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DejaVu Sans" fo:font-size="10pt" officeooo:rsid="003a2b36" officeooo:paragraph-rsid="0052795b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10pt" officeooo:rsid="003b3b30" officeooo:paragraph-rsid="0052795b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" fo:font-size="10pt" officeooo:rsid="0052795b" officeooo:paragraph-rsid="0052795b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5522a2" officeooo:paragraph-rsid="005522a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052795b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DejaVu Sans" fo:font-size="10pt" fo:language="it" fo:country="IT" officeooo:rsid="003b3b30" officeooo:paragraph-rsid="0052795b" style:font-size-asian="10pt" style:font-size-complex="10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size="10pt" officeooo:rsid="003e41c2" officeooo:paragraph-rsid="003e41c2" style:font-size-asian="10pt" style:font-size-complex="10pt"/>
    </style:style>
    <style:style style:name="P27" style:family="paragraph" style:parent-style-name="Text_20_body" style:list-style-name="L1">
      <style:text-properties fo:font-size="10pt" officeooo:rsid="003e41c2" officeooo:paragraph-rsid="003fe9be" style:font-size-asian="10pt" style:font-size-complex="10pt"/>
    </style:style>
    <style:style style:name="P28" style:family="paragraph" style:parent-style-name="Text_20_body" style:list-style-name="L1">
      <style:text-properties fo:font-size="10pt" officeooo:rsid="003fe9be" officeooo:paragraph-rsid="003fe9be" style:font-size-asian="10pt" style:font-size-complex="10pt"/>
    </style:style>
    <style:style style:name="P29" style:family="paragraph" style:parent-style-name="Text_20_body" style:list-style-name="L1">
      <style:text-properties fo:font-size="10pt" officeooo:rsid="003fe9be" officeooo:paragraph-rsid="0057dd1b" style:font-size-asian="10pt" style:font-size-complex="10pt"/>
    </style:style>
    <style:style style:name="P30" style:family="paragraph" style:parent-style-name="Text_20_body" style:list-style-name="L1">
      <style:text-properties fo:font-size="10pt" officeooo:rsid="0040cf78" officeooo:paragraph-rsid="0057dd1b" style:font-size-asian="10pt" style:font-size-complex="10pt"/>
    </style:style>
    <style:style style:name="P31" style:family="paragraph" style:parent-style-name="Text_20_body" style:list-style-name="L1">
      <style:text-properties fo:font-size="10pt" fo:font-style="italic" officeooo:rsid="003e41c2" officeooo:paragraph-rsid="003fe9be" style:font-size-asian="10pt" style:font-style-asian="italic" style:font-size-complex="10pt" style:font-style-complex="italic"/>
    </style:style>
    <style:style style:name="P32" style:family="paragraph" style:parent-style-name="Text_20_body" style:list-style-name="L1">
      <style:text-properties fo:font-size="10pt" fo:font-style="italic" fo:font-weight="normal" officeooo:rsid="0040cf78" officeooo:paragraph-rsid="00436b7e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 style:list-style-name="L1">
      <style:text-properties fo:font-size="10pt" fo:font-style="italic" fo:font-weight="normal" officeooo:rsid="0044f6a2" officeooo:paragraph-rsid="0044f6a2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 style:list-style-name="L1">
      <style:text-properties fo:font-size="10pt" fo:font-style="normal" fo:font-weight="normal" officeooo:rsid="0040e036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 style:list-style-name="L1">
      <style:text-properties fo:font-size="10pt" fo:font-style="normal" fo:font-weight="normal" officeooo:rsid="0040e036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 style:list-style-name="L1">
      <style:text-properties fo:font-size="10pt" fo:font-style="normal" fo:font-weight="normal" officeooo:rsid="0040e036" officeooo:paragraph-rsid="0047b24b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 style:list-style-name="L1">
      <style:text-properties fo:font-size="10pt" fo:font-style="normal" fo:font-weight="normal" officeooo:rsid="0045e362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 style:list-style-name="L1">
      <style:text-properties fo:font-size="10pt" fo:font-style="normal" fo:font-weight="normal" officeooo:rsid="0044f6a2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 style:list-style-name="L1">
      <style:text-properties fo:font-size="10pt" fo:font-style="normal" fo:font-weight="normal" officeooo:rsid="0047b24b" officeooo:paragraph-rsid="0047b24b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text-properties officeooo:paragraph-rsid="00329b0f"/>
    </style:style>
    <style:style style:name="P41" style:family="paragraph" style:parent-style-name="Heading_20_2" style:list-style-name="">
      <style:text-properties officeooo:rsid="003e41c2" officeooo:paragraph-rsid="003e41c2"/>
    </style:style>
    <style:style style:name="P42" style:family="paragraph" style:parent-style-name="Heading_20_2">
      <style:paragraph-properties fo:break-before="page"/>
      <style:text-properties style:font-name="DejaVu Sans"/>
    </style:style>
    <style:style style:name="P43" style:family="paragraph" style:parent-style-name="Heading_20_3">
      <style:text-properties officeooo:rsid="003e41c2" officeooo:paragraph-rsid="003e41c2"/>
    </style:style>
    <style:style style:name="P44" style:family="paragraph" style:parent-style-name="Heading_20_3">
      <style:paragraph-properties fo:break-before="page"/>
    </style:style>
    <style:style style:name="T1" style:family="text">
      <style:text-properties officeooo:rsid="00341276"/>
    </style:style>
    <style:style style:name="T2" style:family="text">
      <style:text-properties officeooo:rsid="001ec651"/>
    </style:style>
    <style:style style:name="T3" style:family="text">
      <style:text-properties officeooo:rsid="0034b2dd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officeooo:rsid="0036535d"/>
    </style:style>
    <style:style style:name="T6" style:family="text">
      <style:text-properties officeooo:rsid="0037ec2b"/>
    </style:style>
    <style:style style:name="T7" style:family="text">
      <style:text-properties style:font-name="DejaVu Sans" fo:font-size="9pt" style:font-size-asian="9pt" style:font-size-complex="9pt"/>
    </style:style>
    <style:style style:name="T8" style:family="text">
      <style:text-properties officeooo:rsid="003e41c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e41c2" style:font-size-asian="10pt" style:font-size-complex="10pt"/>
    </style:style>
    <style:style style:name="T11" style:family="text">
      <style:text-properties fo:font-size="10pt" officeooo:rsid="0040e036" style:font-size-asian="10pt" style:font-size-complex="10pt"/>
    </style:style>
    <style:style style:name="T12" style:family="text">
      <style:text-properties fo:font-size="10pt" officeooo:rsid="00492af4" style:font-size-asian="10pt" style:font-size-complex="10pt"/>
    </style:style>
    <style:style style:name="T13" style:family="text">
      <style:text-properties fo:font-size="10pt" officeooo:rsid="004b6e70" style:font-size-asian="10pt" style:font-size-complex="10pt"/>
    </style:style>
    <style:style style:name="T14" style:family="text">
      <style:text-properties fo:font-size="10pt" fo:font-style="normal" fo:font-weight="normal" officeooo:rsid="00436b7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fo:font-weight="normal" officeooo:rsid="0040e03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style:text-underline-style="none" fo:font-weight="normal" officeooo:rsid="00436b7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officeooo:rsid="004b6e70" style:font-size-asian="10pt" style:font-style-asian="normal" style:font-size-complex="10pt" style:font-style-complex="normal"/>
    </style:style>
    <style:style style:name="T21" style:family="text">
      <style:text-properties fo:font-size="10pt" fo:font-style="normal" fo:font-weight="bold" officeooo:rsid="0041ac3b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italic" officeooo:rsid="004b6e70" style:font-size-asian="10pt" style:font-style-asian="italic" style:font-size-complex="10pt" style:font-style-complex="italic"/>
    </style:style>
    <style:style style:name="T24" style:family="text">
      <style:text-properties officeooo:rsid="003fe9be"/>
    </style:style>
    <style:style style:name="T25" style:family="text">
      <style:text-properties officeooo:rsid="0041ac3b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1ac3b" style:font-weight-asian="bold" style:font-weight-complex="bold"/>
    </style:style>
    <style:style style:name="T28" style:family="text">
      <style:text-properties fo:font-weight="bold" officeooo:rsid="003e41c2" style:font-weight-asian="bold" style:font-weight-complex="bold"/>
    </style:style>
    <style:style style:name="T29" style:family="text">
      <style:text-properties fo:font-weight="bold" officeooo:rsid="0044f6a2" style:font-weight-asian="bold" style:font-weight-complex="bold"/>
    </style:style>
    <style:style style:name="T30" style:family="text">
      <style:text-properties fo:font-weight="bold" officeooo:rsid="0045e362" style:font-weight-asian="bold" style:font-weight-complex="bold"/>
    </style:style>
    <style:style style:name="T31" style:family="text">
      <style:text-properties officeooo:rsid="0044f6a2"/>
    </style:style>
    <style:style style:name="T32" style:family="text">
      <style:text-properties officeooo:rsid="0045e362"/>
    </style:style>
    <style:style style:name="T33" style:family="text">
      <style:text-properties officeooo:rsid="0045e362" style:font-size-asian="8.75pt"/>
    </style:style>
    <style:style style:name="T34" style:family="text">
      <style:text-properties officeooo:rsid="0047b24b"/>
    </style:style>
    <style:style style:name="T35" style:family="text">
      <style:text-properties officeooo:rsid="00492af4"/>
    </style:style>
    <style:style style:name="T36" style:family="text">
      <style:text-properties officeooo:rsid="0052795b"/>
    </style:style>
    <style:style style:name="T37" style:family="text">
      <style:text-properties style:use-window-font-color="true" fo:font-size="10pt" fo:font-style="normal" fo:font-weight="normal" officeooo:rsid="0040e036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me inizializare una repository</text:h>
      <text:p text:style-name="Preformatted_20_Text">git clone https://github.com/username/reponame.git</text:p>
      <text:p text:style-name="Preformatted_20_Text">...</text:p>
      <text:p text:style-name="Preformatted_20_Text">git add -A</text:p>
      <text:p text:style-name="Preformatted_20_Text">git commit -m "Il mio primo commit"</text:p>
      <text:p text:style-name="Preformatted_20_Text">git push -u origin master</text:p>
      <text:h text:style-name="Heading_20_3" text:outline-level="3">Quali comandi usare per un uso ordinario</text:h>
      <text:p text:style-name="Preformatted_20_Text">git pull</text:p>
      <text:p text:style-name="Preformatted_20_Text">...</text:p>
      <text:p text:style-name="Preformatted_20_Text">git add -A</text:p>
      <text:p text:style-name="Preformatted_20_Text">git commit -m "lavoro svolto: ..."</text:p>
      <text:p text:style-name="Preformatted_20_Text">git push -u origin master </text:p>
      <text:h text:style-name="Heading_20_3" text:outline-level="3">Come creare un .gitignore</text:h>
      <text:p text:style-name="Preformatted_20_Text">echo "config.php</text:p>
      <text:p text:style-name="Preformatted_20_Text">*.log</text:p>
      <text:p text:style-name="Preformatted_20_Text">..." &gt;.gitignore</text:p>
      <text:p text:style-name="Preformatted_20_Text">git commit -m "creato gitignore" .gitignore</text:p>
      <text:p text:style-name="Preformatted_20_Text">git push origin master</text:p>
      <text:h text:style-name="Heading_20_3" text:outline-level="3">Come creare la tua GPG Key</text:h>
      <text:p text:style-name="Preformatted_20_Text">gpg --default-new-key-algo rsa4096 --gen-key</text:p>
      <text:p text:style-name="Preformatted_20_Text">...</text:p>
      <text:p text:style-name="Preformatted_20_Text">gpg --list-secret-keys --keyid-format LONG</text:p>
      <text:p text:style-name="Preformatted_20_Text"><text:s text:c="4"/>/Users/hubot/.gnupg/secring.gpg</text:p>
      <text:p text:style-name="Preformatted_20_Text"><text:s text:c="4"/>------------------------------------</text:p>
      <text:p text:style-name="Preformatted_20_Text"><text:s text:c="4"/>sec <text:s text:c="2"/>4096R/3AA5C34371567BD2 2016-03-10 [expires: 2017-03-10]</text:p>
      <text:p text:style-name="Preformatted_20_Text"><text:s text:c="4"/>uid <text:s text:c="25"/>Hubot </text:p>
      <text:p text:style-name="Preformatted_20_Text"><text:s text:c="4"/>ssb <text:s text:c="2"/>4096R/42B317FD4BA89E7A 2016-03-10</text:p>
      <text:p text:style-name="Preformatted_20_Text">gpg --armor --export 3AA5C34371567BD2</text:p>
      <text:p text:style-name="Preformatted_20_Text"><text:s text:c="4"/>//copia la chiave da -----BEGIN PGP PUBLIC KEY BLOCK----- fino alla fine, -----END PGP PUBLIC KEY BLOCK----- compreso.</text:p>
      <text:p text:style-name="Preformatted_20_Text"><text:s text:c="2"/></text:p>
      <text:p text:style-name="Preformatted_20_Text">//vai sulla home di github, settings, sulla barra laterale seleziona: SSH and GPG keys. </text:p>
      <text:p text:style-name="Preformatted_20_Text">//premi su NEW GPG KEY, nel key field incolla ciò che hai copiato prima</text:p>
      <text:p text:style-name="Preformatted_20_Text">// premi su ADD GPG KEY, potresti dover inserire la password</text:p>
      <text:p text:style-name="Preformatted_20_Text">//FINE, SE HAI RISCONTRATO PROBLEMI SCRIVI SOTTO GLI ERRORI</text:p>
      <text:p text:style-name="Preformatted_20_Text"/>
      <text:p text:style-name="Preformatted_20_Text">//Se vuoi approfondire i passaggi guarda la wiki ufficiale in inglese passo per passo.</text:p>
      <text:p text:style-name="Preformatted_20_Text">//come generare una gpgp ket: https://help.github.com/articles/generating-a-new-gpg-key/</text:p>
      <text:p text:style-name="Preformatted_20_Text">//aggiungere la gpg key su github: https://help.github.com/articles/adding-a-new-gpg-key-to-your-github-account/</text:p>
      <text:h text:style-name="P44" text:outline-level="3">Quali comandi usare per avere i commit verificati</text:h>
      <text:p text:style-name="Preformatted_20_Text">git pull</text:p>
      <text:p text:style-name="Preformatted_20_Text">...</text:p>
      <text:p text:style-name="Preformatted_20_Text">git add -A</text:p>
      <text:p text:style-name="Preformatted_20_Text">git commit -S -m "lavoro svolto: ..." </text:p>
      <text:p text:style-name="Preformatted_20_Text">git push -u origin master </text:p>
      <text:p text:style-name="Preformatted_20_Text"/>
      <text:p text:style-name="Preformatted_20_Text">//-S serve per avere il commit verificato</text:p>
      <text:p text:style-name="Preformatted_20_Text">//La prima volta si dovrà dare la password, poi non sarà necessario fino al prossimo riavvio </text:p>
      <text:h text:style-name="Heading_20_3" text:outline-level="3">Salvare le credenziali</text:h>
      <text:p text:style-name="Preformatted_20_Text">//Per memorizzarle definitivamente</text:p>
      <text:p text:style-name="Preformatted_20_Text">git config --global credential.helper store</text:p>
      <text:p text:style-name="Preformatted_20_Text"/>
      <text:p text:style-name="Preformatted_20_Text">//Per memorizzarle temporaneamente </text:p>
      <text:p text:style-name="Preformatted_20_Text">git config --global credential.helper cache</text:p>
      <text:p text:style-name="Preformatted_20_Text">//Durata: 15 minuti di default, per modificare la durata usa:</text:p>
      <text:p text:style-name="Preformatted_20_Text">git config --global credential.helper 'cache --timeout=3600'</text:p>
      <text:p text:style-name="Preformatted_20_Text">//espresso in secondi, 3600sec=1ora</text:p>
      <text:p text:style-name="Preformatted_20_Text"/>
      <text:p text:style-name="Preformatted_20_Text">//Per rimuovere le credenziali usa questo:</text:p>
      <text:p text:style-name="Preformatted_20_Text">git config --global --unset credential.hel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99cm" loext:contextual-spacing="false" fo:text-align="start" style:justify-single-word="false" fo:text-indent="0cm" style:auto-text-indent="false" style:page-number="auto" fo:background-color="transparent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margin-top="0.4cm" fo:margin-bottom="0cm" loext:contextual-spacing="false" text:number-lines="false" text:line-number="0" style:writing-mode="pag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me_20_reparto" style:display-name="nome reparto" style:family="paragraph" style:parent-style-name="Header">
      <loext:graphic-properties draw:fill="none" draw:fill-color="#729fcf"/>
      <style:paragraph-properties fo:text-align="start" style:justify-single-word="false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it" fo:country="IT" officeooo:rsid="0010fbde" officeooo:paragraph-rsid="00136ff5"/>
    </style:style>
    <style:style style:name="MT1" style:family="text">
      <style:text-properties officeooo:rsid="00341276"/>
    </style:style>
    <style:style style:name="MT2" style:family="text">
      <style:text-properties officeooo:rsid="001ec65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Mastella Simone</text:span></text:p>
      </style:header>
      <style:footer>
        <text:p text:style-name="MP1"><text:tab/><text:tab/><text:span text:style-name="MT2">Pag </text:span><text:span text:style-name="MT2"><text:page-number text:select-page="current">1</text:page-number></text:span><text:span text:style-name="MT2"><text:s/>di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4.2$Linux_X86_64 LibreOffice_project/10$Build-2</meta:generator>
    <meta:editing-cycles>0</meta:editing-cycles>
    <meta:editing-duration>P0D</meta:editing-duration>
    <meta:print-date>2019-01-09T18:40:10.957000000</meta:print-date>
    <meta:document-statistic meta:table-count="0" meta:image-count="0" meta:object-count="0" meta:page-count="2" meta:paragraph-count="57" meta:word-count="309" meta:character-count="2180" meta:non-whitespace-character-count="1877"/>
  </office:meta>
</office:document-meta>
</file>